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3445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style:use-window-font-color="true"/>
      <style:map style:condition="cell-content()&gt;100" style:apply-style-name="Bad" style:base-cell-address="sample1.E1"/>
      <style:map style:condition="cell-content()&lt;0" style:apply-style-name="Bad" style:base-cell-address="sample1.E1"/>
    </style:style>
    <style:style style:name="ce3" style:family="table-cell" style:parent-style-name="Default">
      <style:map style:condition="cell-content()&gt;100" style:apply-style-name="Bad" style:base-cell-address="sample1.E1"/>
      <style:map style:condition="cell-content()&lt;0" style:apply-style-name="Bad" style:base-cell-address="sample1.E1"/>
    </style:style>
    <style:style style:name="ce4" style:family="table-cell" style:parent-style-name="Default">
      <style:text-properties fo:color="#127622"/>
      <style:map style:condition="cell-content()&gt;100" style:apply-style-name="Bad" style:base-cell-address="sample1.E1"/>
      <style:map style:condition="cell-content()&lt;0" style:apply-style-name="Bad" style:base-cell-address="sample1.E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amp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number-columns-repeated="2" table:default-cell-style-name="Default"/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415965500" calcext:value-type="float">
            <text:p>141596550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415965500" calcext:value-type="float">
            <text:p>14159655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What happens if we …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415966400" calcext:value-type="float">
            <text:p>141596640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find an invalid usage segment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355" calcext:value-type="float">
            <text:p>355</text:p>
          </table:table-cell>
          <table:table-cell office:value-type="float" office:value="1415967300" calcext:value-type="float">
            <text:p>1415967300</text:p>
          </table:table-cell>
          <table:table-cell table:formula="of:=[.C4]-[.C3]" office:value-type="float" office:value="80" calcext:value-type="float">
            <text:p>80</text:p>
          </table:table-cell>
          <table:table-cell table:style-name="ce4"/>
          <table:table-cell office:value-type="string" calcext:value-type="string">
            <text:p><text:s/>- Ideally, we first look at usage segments before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455" calcext:value-type="float">
            <text:p>455</text:p>
          </table:table-cell>
          <table:table-cell office:value-type="float" office:value="1415968200" calcext:value-type="float">
            <text:p>1415968200</text:p>
          </table:table-cell>
          <table:table-cell table:formula="of:=[.C5]-[.C4]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<text:s/>- We linearize the usage if we can (valid usage segments are available)</text:p>
          </table:table-cell>
          <table:table-cell/>
        </table:table-row>
        <table:table-row table:style-name="ro2"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75" calcext:value-type="float">
            <text:p>475</text:p>
          </table:table-cell>
          <table:table-cell office:value-type="float" office:value="1415963700" calcext:value-type="float">
            <text:p>1415963700</text:p>
          </table:table-cell>
          <table:table-cell table:formula="of:=[.C6]-[.C5]" office:value-type="float" office:value="20" calcext:value-type="float">
            <text:p>20</text:p>
          </table:table-cell>
          <table:table-cell table:style-name="ce4"/>
          <table:table-cell office:value-type="string" calcext:value-type="string">
            <text:p><text:s/>- We linearize the usage segment after it as well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415964600" calcext:value-type="float">
            <text:p>1415964600</text:p>
          </table:table-cell>
          <table:table-cell table:formula="of:=[.C7]-[.C6]"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<text:s/>- We linearize the usage segment coming before it as well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office:value-type="float" office:value="1415965500" calcext:value-type="float">
            <text:p>1415965500</text:p>
          </table:table-cell>
          <table:table-cell table:formula="of:=[.C8]-[.C7]"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<text:s/>- We skip the next readin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1415966400" calcext:value-type="float">
            <text:p>1415966400</text:p>
          </table:table-cell>
          <table:table-cell table:formula="of:=[.C9]-[.C8]" office:value-type="float" office:value="20" calcext:value-type="float">
            <text:p>2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1415967300" calcext:value-type="float">
            <text:p>1415967300</text:p>
          </table:table-cell>
          <table:table-cell table:formula="of:=[.C10]-[.C9]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Edge case 1: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1415968200" calcext:value-type="float">
            <text:p>1415968200</text:p>
          </table:table-cell>
          <table:table-cell table:formula="of:=[.C11]-[.C10]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Problem:</text:p>
          </table:table-cell>
          <table:table-cell office:value-type="string" calcext:value-type="string">
            <text:p>We are on the first usage segment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Solution:</text:p>
          </table:table-cell>
          <table:table-cell office:value-type="string" calcext:value-type="string">
            <text:p><text:s/>- Skip the usage seg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- Invalidate the next usage segment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<text:s/>- Mark both usage segments as invalid (add to invalid indices arr)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Edge case 2: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Problem:</text:p>
          </table:table-cell>
          <table:table-cell table:style-name="ce8" office:value-type="string" calcext:value-type="string">
            <text:p>We only have a single valid usage segment before the current one AFTER the invalidated ones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Solution:</text:p>
          </table:table-cell>
          <table:table-cell office:value-type="string" calcext:value-type="string">
            <text:p><text:s/>- Skip the usage seg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- Invalidate the previous usage seg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- Invalidate the next usage seg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- Mark all usage segments as invalid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Edge case 3: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Problem:</text:p>
          </table:table-cell>
          <table:table-cell office:value-type="string" calcext:value-type="string">
            <text:p>There are no valid usage segments available before the current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Solution:</text:p>
          </table:table-cell>
          <table:table-cell office:value-type="string" calcext:value-type="string">
            <text:p><text:s/>- Skip the usage segment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<text:s/>- Invalidate the previous usage segment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<text:s/>- Invalidate the next usage seg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- Mark all usage segments as inval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5"/>
          <table:table-cell/>
        </table:table-row>
        <table:table-row table:style-name="ro1" table:number-rows-repeated="2">
          <table:table-cell table:number-columns-repeated="6"/>
          <table:table-cell table:style-name="ce7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ample1.E1:sample1.E1048576 sample1.F1:sample1.F6 sample1.F10:sample1.F1048576">
            <calcext:condition calcext:apply-style-name="Bad" calcext:value="&gt;100" calcext:base-cell-address="sample1.E1"/>
            <calcext:condition calcext:apply-style-name="Bad" calcext:value="&lt;0" calcext:base-cell-address="sample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16:54:37.930547387</dc:date>
    <meta:editing-duration>PT22M24S</meta:editing-duration>
    <meta:editing-cycles>3</meta:editing-cycles>
    <meta:generator>LibreOffice/6.4.7.2$Linux_X86_64 LibreOffice_project/40$Build-2</meta:generator>
    <meta:document-statistic meta:table-count="1" meta:cell-count="95" meta:object-count="0"/>
  </office:meta>
</office:document-meta>
</file>